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color="#666666" officeooo:rsid="0011b2f3" officeooo:paragraph-rsid="0011b2f3"/>
    </style:style>
    <style:style style:name="P2" style:family="paragraph" style:parent-style-name="Standard">
      <style:paragraph-properties fo:text-align="justify" style:justify-single-word="false"/>
      <style:text-properties fo:font-size="14pt" fo:font-weight="normal" officeooo:rsid="0011b2f3" officeooo:paragraph-rsid="0011b2f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28b43" officeooo:paragraph-rsid="00128b43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28b43" officeooo:paragraph-rsid="00128b4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11b2f3" officeooo:paragraph-rsid="0011b2f3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134546" officeooo:paragraph-rsid="0013454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normal" officeooo:rsid="0011b2f3" officeooo:paragraph-rsid="0011b2f3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11b2f3" style:font-size-asian="19.25pt" style:font-weight-asian="bold" style:font-size-complex="2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normal" officeooo:rsid="0015dee8" officeooo:paragraph-rsid="0015dee8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weight="normal" officeooo:rsid="0015fe97" officeooo:paragraph-rsid="0015fe97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4pt" fo:font-weight="normal" officeooo:rsid="00163b1f" officeooo:paragraph-rsid="00163b1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4pt" fo:font-weight="normal" officeooo:rsid="00134546" officeooo:paragraph-rsid="00128b43" style:font-size-asian="12.25pt" style:font-weight-asian="normal" style:font-size-complex="14pt" style:font-weight-complex="normal"/>
    </style:style>
    <style:style style:name="P13" style:family="paragraph" style:parent-style-name="Header">
      <style:text-properties fo:color="#666666" officeooo:rsid="0011b2f3" officeooo:paragraph-rsid="0015dee8"/>
    </style:style>
    <style:style style:name="T1" style:family="text">
      <style:text-properties officeooo:rsid="00134546"/>
    </style:style>
    <style:style style:name="T2" style:family="text">
      <style:text-properties officeooo:rsid="0015de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ndu TD/TP<text:span text:style-name="T2">3</text:span> de LABD</text:p>
      <text:p text:style-name="P2"/>
      <text:p text:style-name="P5">Exercice 1</text:p>
      <text:p text:style-name="P2"/>
      <text:p text:style-name="P10">&lt;?xml version="1.0" encoding="UTF-8"?&gt;</text:p>
      <text:p text:style-name="P10">&lt;xsd:schema elementFormDefault="qualified" xmlns:xsd="http://www.w3.org/2001/XMLSchema"&gt;</text:p>
      <text:p text:style-name="P10"><text:tab/>&lt;!-- 1 <text:s/>--&gt;</text:p>
      <text:p text:style-name="P10"><text:tab/>&lt;xsd:simpleType name="type_time"&gt;</text:p>
      <text:p text:style-name="P10"><text:tab/><text:tab/>&lt;xsd:restriction base="xsd:time"&gt;</text:p>
      <text:p text:style-name="P10"><text:tab/><text:tab/><text:tab/>&lt;xsd:pattern value="(([01][0-9])|(2[0-3]))(:[0-5][0-9]){2}(\.[0-9]+)?" /&gt; </text:p>
      <text:p text:style-name="P10"><text:tab/><text:tab/><text:tab/>&lt;xsd:minInclusive value="02:30:00"&gt;&lt;/xsd:minInclusive&gt;</text:p>
      <text:p text:style-name="P10"><text:tab/><text:tab/><text:tab/>&lt;xsd:maxInclusive value="16:50:00"&gt;&lt;/xsd:maxInclusive&gt; </text:p>
      <text:p text:style-name="P10"><text:tab/><text:tab/>&lt;/xsd:restriction&gt;</text:p>
      <text:p text:style-name="P10"><text:tab/>&lt;/xsd:simpleType&gt;</text:p>
      <text:p text:style-name="P10"><text:tab/>&lt;xsd:element name="heure" type="type_time"&gt;&lt;/xsd:element&gt;</text:p>
      <text:p text:style-name="P10"/>
      <text:p text:style-name="P10"><text:tab/>&lt;!-- 2 --&gt;</text:p>
      <text:p text:style-name="P10"><text:tab/>&lt;xsd:simpleType name="type_entier"&gt;</text:p>
      <text:p text:style-name="P10"><text:tab/> <text:tab/>&lt;xsd:restriction base="xsd:float"&gt;</text:p>
      <text:p text:style-name="P10"><text:tab/><text:tab/><text:tab/>&lt;xsd:minInclusive value='-3476.4'/&gt;</text:p>
      <text:p text:style-name="P10"><text:tab/><text:tab/><text:tab/>&lt;xsd:maxExclusive value='5'/&gt;</text:p>
      <text:p text:style-name="P10"><text:tab/><text:tab/>&lt;/xsd:restriction&gt;</text:p>
      <text:p text:style-name="P10"><text:tab/>&lt;/xsd:simpleType&gt;</text:p>
      <text:p text:style-name="P10"><text:tab/>&lt;xsd:element name="entier" type="type_entier"/&gt;</text:p>
      <text:p text:style-name="P10"/>
      <text:p text:style-name="P10"><text:tab/>&lt;!-- 3 --&gt;</text:p>
      <text:p text:style-name="P10"><text:tab/>&lt;xsd:simpleType name='type_c'&gt;</text:p>
      <text:p text:style-name="P10"><text:tab/><text:tab/>&lt;xsd:restriction base='xsd:string'&gt;</text:p>
      <text:p text:style-name="P10"><text:tab/> <text:s text:c="4"/><text:tab/><text:tab/>&lt;xsd:length value='4' fixed='true'/&gt;</text:p>
      <text:p text:style-name="P10"><text:tab/> <text:s text:c="2"/><text:tab/>&lt;/xsd:restriction&gt;</text:p>
      <text:p text:style-name="P10"><text:tab/>&lt;/xsd:simpleType&gt;</text:p>
      <text:p text:style-name="P10"><text:tab/>&lt;xsd:element name="chaine4" type="type_c"/&gt;</text:p>
      <text:p text:style-name="P10"><text:tab/>&lt;!-- 4 --&gt;</text:p>
      <text:p text:style-name="P10"><text:tab/>&lt;xsd:simpleType name="type_img"&gt;</text:p>
      <text:p text:style-name="P10"><text:tab/><text:tab/>&lt;xsd:restriction base='xsd:string'&gt;</text:p>
      <text:p text:style-name="P10"><text:tab/><text:tab/><text:tab/>&lt;xsd:pattern value='!(jpg|png|gif)'/&gt;</text:p>
      <text:p text:style-name="P10"><text:tab/><text:tab/>&lt;/xsd:restriction&gt;</text:p>
      <text:p text:style-name="P10"><text:tab/>&lt;/xsd:simpleType&gt;</text:p>
      <text:p text:style-name="P10"><text:tab/>&lt;xsd:element name="image" type="type_img"/&gt;</text:p>
      <text:p text:style-name="P10"/>
      <text:p text:style-name="P10"><text:soft-page-break/><text:tab/>&lt;!-- 5 --&gt;</text:p>
      <text:p text:style-name="P10"><text:tab/>&lt;xsd:simpleType name="type_isbn"&gt;</text:p>
      <text:p text:style-name="P10"><text:tab/><text:tab/>&lt;xsd:restriction base="xsd:string"&gt;</text:p>
      <text:p text:style-name="P10"><text:tab/><text:tab/><text:tab/>&lt;xsd:pattern value="[0-9]{13}"/&gt;</text:p>
      <text:p text:style-name="P10"><text:tab/><text:tab/>&lt;/xsd:restriction&gt;</text:p>
      <text:p text:style-name="P10"><text:tab/>&lt;/xsd:simpleType&gt;</text:p>
      <text:p text:style-name="P10"><text:tab/>&lt;xsd:element name="isbn" type="type_isbn"/&gt;</text:p>
      <text:p text:style-name="P10">&lt;/xsd:schema&gt;</text:p>
      <text:p text:style-name="P10"/>
      <text:p text:style-name="P4">Exercice 2</text:p>
      <text:p text:style-name="P3"/>
      <text:p text:style-name="P11">&lt;?xml version="1.0" encoding="UTF-8"?&gt;</text:p>
      <text:p text:style-name="P11">&lt;xs:schema elementFormDefault="qualified" xmlns:xs="http://www.w3.org/2001/XMLSchema"&gt;</text:p>
      <text:p text:style-name="P11"><text:tab/>&lt;xs:element name="item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marque"/&gt;</text:p>
      <text:p text:style-name="P11"><text:tab/><text:tab/><text:tab/><text:tab/>&lt;xs:element ref="modele"/&gt;</text:p>
      <text:p text:style-name="P11"><text:tab/><text:tab/><text:tab/><text:tab/>&lt;xs:element ref="annee" minOccurs="0"/&gt;</text:p>
      <text:p text:style-name="P11"><text:tab/><text:tab/><text:tab/>&lt;/xs:sequence&gt;</text:p>
      <text:p text:style-name="P11"><text:tab/><text:tab/><text:tab/>&lt;xs:attribute name="prix" type="xs:string" use="required"/&gt;</text:p>
      <text:p text:style-name="P11"><text:tab/><text:tab/>&lt;/xs:complexType&gt;</text:p>
      <text:p text:style-name="P11"><text:tab/>&lt;/xs:element&gt;</text:p>
      <text:p text:style-name="P11"><text:tab/>&lt;xs:element name="neufs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item" maxOccurs="unbounded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<text:tab/>&lt;xs:element name="modele" type="xs:string"/&gt;</text:p>
      <text:p text:style-name="P11"><text:tab/>&lt;xs:element name="occases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item" maxOccurs="unbounded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<text:tab/>&lt;xs:element name="annee" type="xs:string"/&gt;</text:p>
      <text:p text:style-name="P11"/>
      <text:p text:style-name="P11"/>
      <text:p text:style-name="P11"><text:soft-page-break/><text:tab/>&lt;xs:element name="stock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occases"/&gt;</text:p>
      <text:p text:style-name="P11"><text:tab/><text:tab/><text:tab/><text:tab/>&lt;xs:element ref="neufs"/&gt;</text:p>
      <text:p text:style-name="P11"><text:tab/><text:tab/><text:tab/>&lt;/xs:sequence&gt;</text:p>
      <text:p text:style-name="P11"><text:tab/><text:tab/><text:tab/>&lt;xs:attribute name="nom" type="xs:string" use="required"/&gt;</text:p>
      <text:p text:style-name="P11"><text:tab/><text:tab/>&lt;/xs:complexType&gt;</text:p>
      <text:p text:style-name="P11"><text:tab/>&lt;/xs:element&gt;</text:p>
      <text:p text:style-name="P11"><text:tab/>&lt;xs:element name="marque" type="xs:string"/&gt;</text:p>
      <text:p text:style-name="P11">&lt;/xs:schema&gt;</text:p>
      <text:p text:style-name="P3"/>
      <text:p text:style-name="P4">Exercice 3</text:p>
      <text:p text:style-name="P3"/>
      <text:p text:style-name="P11">&lt;?xml version="1.0" encoding="UTF-8"?&gt;</text:p>
      <text:p text:style-name="P11">&lt;xs:schema elementFormDefault="qualified" xmlns:xs="http://www.w3.org/2001/XMLSchema"&gt;</text:p>
      <text:p text:style-name="P11"><text:tab/>&lt;xs:element name="op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cons" minOccurs="0" maxOccurs="unbounded"/&gt;</text:p>
      <text:p text:style-name="P11"><text:tab/><text:tab/><text:tab/><text:tab/>&lt;xs:element ref="var" minOccurs="0"/&gt;</text:p>
      <text:p text:style-name="P11"><text:tab/><text:tab/><text:tab/><text:tab/>&lt;xs:element ref="op" minOccurs="0"/&gt;</text:p>
      <text:p text:style-name="P11"><text:tab/><text:tab/><text:tab/>&lt;/xs:sequence&gt;</text:p>
      <text:p text:style-name="P11"><text:tab/><text:tab/><text:tab/>&lt;xs:attribute name="val" type="xs:string" use="required"/&gt;</text:p>
      <text:p text:style-name="P11"><text:tab/><text:tab/>&lt;/xs:complexType&gt;</text:p>
      <text:p text:style-name="P11"><text:tab/>&lt;/xs:element&gt;</text:p>
      <text:p text:style-name="P11"><text:tab/>&lt;xs:element name="var" type="xs:string"/&gt;</text:p>
      <text:p text:style-name="P11"><text:tab/>&lt;xs:element name="expr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op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<text:tab/>&lt;xs:element name="cons" type="xs:integerk"/&gt;</text:p>
      <text:p text:style-name="P11">&lt;/xs:schema&gt;</text:p>
      <text:p text:style-name="P11"/>
      <text:p text:style-name="P11"/>
      <text:p text:style-name="P11"/>
      <text:p text:style-name="P11"/>
      <text:p text:style-name="P4"><text:soft-page-break/>Exercice 4</text:p>
      <text:p text:style-name="P12"/>
      <text:p text:style-name="P11">&lt;?xml version="1.0" encoding="UTF-8"?&gt;</text:p>
      <text:p text:style-name="P11">&lt;xs:schema elementFormDefault="qualified" xmlns:xs="http://www.w3.org/2001/XMLSchema"&gt;</text:p>
      <text:p text:style-name="P11"><text:tab/>&lt;xs:element name="date" type="xs:string"/&gt;</text:p>
      <text:p text:style-name="P11"><text:tab/>&lt;xs:element name="score" type="xs:string"/&gt;</text:p>
      <text:p text:style-name="P11"><text:tab/>&lt;xs:element name="ville" type="xs:string"/&gt;</text:p>
      <text:p text:style-name="P11"><text:tab/>&lt;xs:element name="championnat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clubs"/&gt;</text:p>
      <text:p text:style-name="P11"><text:tab/><text:tab/><text:tab/><text:tab/>&lt;xs:element ref="journées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<text:tab/>&lt;xs:element name="clubs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club" maxOccurs="unbounded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<text:tab/>&lt;xs:element name="club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nom"/&gt;</text:p>
      <text:p text:style-name="P11"><text:tab/><text:tab/><text:tab/><text:tab/>&lt;xs:element ref="ville"/&gt;</text:p>
      <text:p text:style-name="P11"><text:tab/><text:tab/><text:tab/>&lt;/xs:sequence&gt;</text:p>
      <text:p text:style-name="P11"><text:tab/><text:tab/><text:tab/>&lt;xs:attribute name="id" type="xs:string" use="required"/&gt;</text:p>
      <text:p text:style-name="P11"><text:tab/><text:tab/>&lt;/xs:complexType&gt;</text:p>
      <text:p text:style-name="P11"><text:tab/>&lt;/xs:element&gt;</text:p>
      <text:p text:style-name="P11"><text:tab/>&lt;xs:element name="journées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journée" maxOccurs="unbounded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<text:tab/>&lt;xs:element name="clubReceveur" type="xs:string"/&gt;</text:p>
      <text:p text:style-name="P11"><text:tab/>&lt;xs:element name="clubInvité" type="xs:string"/&gt;</text:p>
      <text:p text:style-name="P11"/>
      <text:p text:style-name="P11"><text:soft-page-break/><text:tab/>&lt;xs:element name="journée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date"/&gt;</text:p>
      <text:p text:style-name="P11"><text:tab/><text:tab/><text:tab/><text:tab/>&lt;xs:element ref="rencontre" maxOccurs="unbounded"/&gt;</text:p>
      <text:p text:style-name="P11"><text:tab/><text:tab/><text:tab/>&lt;/xs:sequence&gt;</text:p>
      <text:p text:style-name="P11"><text:tab/><text:tab/><text:tab/>&lt;xs:attribute name="num" type="xs:string" use="required"/&gt;</text:p>
      <text:p text:style-name="P11"><text:tab/><text:tab/>&lt;/xs:complexType&gt;</text:p>
      <text:p text:style-name="P11"><text:tab/>&lt;/xs:element&gt;</text:p>
      <text:p text:style-name="P11"><text:tab/>&lt;xs:element name="nom" type="xs:string"/&gt;</text:p>
      <text:p text:style-name="P11"><text:tab/>&lt;xs:element name="rencontre"&gt;</text:p>
      <text:p text:style-name="P11"><text:tab/><text:tab/>&lt;xs:complexType&gt;</text:p>
      <text:p text:style-name="P11"><text:tab/><text:tab/><text:tab/>&lt;xs:sequence&gt;</text:p>
      <text:p text:style-name="P11"><text:tab/><text:tab/><text:tab/><text:tab/>&lt;xs:element ref="clubReceveur"/&gt;</text:p>
      <text:p text:style-name="P11"><text:tab/><text:tab/><text:tab/><text:tab/>&lt;xs:element ref="clubInvité"/&gt;</text:p>
      <text:p text:style-name="P11"><text:tab/><text:tab/><text:tab/><text:tab/>&lt;xs:element ref="score"/&gt;</text:p>
      <text:p text:style-name="P11"><text:tab/><text:tab/><text:tab/>&lt;/xs:sequence&gt;</text:p>
      <text:p text:style-name="P11"><text:tab/><text:tab/>&lt;/xs:complexType&gt;</text:p>
      <text:p text:style-name="P11"><text:tab/>&lt;/xs:element&gt;</text:p>
      <text:p text:style-name="P11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officeooo:rsid="0011b2f3" officeooo:paragraph-rsid="0011b2f3"/>
    </style:style>
    <style:style style:name="MP2" style:family="paragraph" style:parent-style-name="Header">
      <style:text-properties fo:color="#666666" officeooo:rsid="0011b2f3" officeooo:paragraph-rsid="0015dee8"/>
    </style:style>
    <style:style style:name="MT1" style:family="text">
      <style:text-properties officeooo:rsid="0015dee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scobedo Geoffrey<text:tab/><text:tab/>Master Informatique</text:p>
        <text:p text:style-name="MP2">Quetstroey Charlie<text:tab/><text:tab/><text:span text:style-name="MT1">30</text:span>/01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tstroey </meta:initial-creator>
    <meta:creation-date>2016-01-23T15:47:05.434780844</meta:creation-date>
    <dc:date>2016-01-30T23:49:52.690390661</dc:date>
    <dc:creator>Quetstroey </dc:creator>
    <meta:editing-duration>PT7M17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5" meta:paragraph-count="167" meta:word-count="321" meta:character-count="4860" meta:non-whitespace-character-count="4375"/>
  </office:meta>
</office:document-meta>
</file>